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nuary 24</text:p>
      <text:p text:style-name="Standard"/>
      <text:p text:style-name="Standard">All in attendance</text:p>
      <text:p text:style-name="Standard"/>
      <text:p text:style-name="Standard">Discussed potential projects. <text:s/>Decided upon APNG builder. Worked on the high-level design, interaction beween modules, and project proposal.</text:p>
      <text:p text:style-name="Standard"/>
      <text:p text:style-name="Standard">January 31</text:p>
      <text:p text:style-name="Standard"/>
      <text:p text:style-name="Standard">All in attendance.</text:p>
      <text:p text:style-name="Standard"/>
      <text:p text:style-name="Standard">Delegated PROBE estimates by module. <text:s/>Brett aggregated data for PROBE table by weighing past individual projects.</text:p>
      <text:p text:style-name="Standard"/>
      <text:p text:style-name="Standard">February 7</text:p>
      <text:p text:style-name="Standard"/>
      <text:p text:style-name="Standard">All in attendance.</text:p>
      <text:p text:style-name="Standard"/>
      <text:p text:style-name="Standard">Discussed progress report progress.</text:p>
      <text:p text:style-name="Standard"/>
      <text:p text:style-name="Standard">February 14</text:p>
      <text:p text:style-name="Standard"/>
      <text:p text:style-name="Standard">All in attendance.</text:p>
      <text:p text:style-name="Standard"/>
      <text:p text:style-name="Standard">Began revising design. Printed </text:p>
      <text:p text:style-name="Standard"/>
      <text:p text:style-name="Standard">February 16</text:p>
      <text:p text:style-name="Standard"/>
      <text:p text:style-name="Standard">All in attendance.</text:p>
      <text:p text:style-name="Standard"/>
      <text:p text:style-name="Standard">Brett brought it to our attention that we are supposed to be recording our agenda in the meeting log.</text:p>
      <text:p text:style-name="Standard"/>
      <text:p text:style-name="Standard">Discussed whether we should break up file IO so we don’t have everything in memory.</text:p>
      <text:p text:style-name="Standard"/>
      <text:p text:style-name="Standard">All agreed to meet on Thursday at 4:00pm, except Colb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lby Russell</meta:initial-creator>
    <meta:creation-date>2011-02-07T16:17:49</meta:creation-date>
    <dc:date>2011-02-21T15:28:29</dc:date>
    <dc:creator>Colby Russell</dc:creator>
    <meta:editing-duration>PT10H38M11S</meta:editing-duration>
    <meta:editing-cycles>31</meta:editing-cycles>
    <meta:generator>OpenOffice.org/3.2$Linux OpenOffice.org_project/320m12$Build-9483</meta:generator>
    <meta:document-statistic meta:table-count="0" meta:image-count="0" meta:object-count="0" meta:page-count="1" meta:paragraph-count="17" meta:word-count="111" meta:character-count="699"/>
  </office:meta>
</office:document-meta>
</file>